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text-indent="1.27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text-indent="1.27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T19_2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2" style:family="text">
      <style:text-properties style:font-name="Verdana" fo:font-size="12pt" style:font-name-asian="Verdana" style:font-size-asian="12pt" style:font-name-complex="Verdana" style:font-size-complex="12pt"/>
    </style:style>
    <style:style style:name="T19_23" style:family="text">
      <style:text-properties style:font-name="Verdana" fo:font-size="12pt" style:font-name-asian="Verdana" style:font-size-asian="12pt" style:font-name-complex="Verdana" style:font-size-complex="12pt"/>
    </style:style>
    <style:style style:name="T19_24" style:family="text">
      <style:text-properties style:font-name="Verdana" fo:font-size="12pt" style:font-name-asian="Verdana" style:font-size-asian="12pt" style:font-name-complex="Verdana" style:font-size-complex="12pt"/>
    </style:style>
    <style:style style:name="T19_25" style:family="text">
      <style:text-properties style:font-name="Verdana" fo:font-size="12pt" style:font-name-asian="Verdana" style:font-size-asian="12pt" style:font-name-complex="Verdana" style:font-size-complex="12pt"/>
    </style:style>
    <style:style style:name="T19_26" style:family="text">
      <style:text-properties style:font-name="Verdana" fo:font-size="12pt" style:font-name-asian="Verdana" style:font-size-asian="12pt" style:font-name-complex="Verdana" style:font-size-complex="12pt"/>
    </style:style>
    <style:style style:name="T19_27" style:family="text">
      <style:text-properties style:font-name="Verdana" fo:font-size="12pt" style:font-name-asian="Verdana" style:font-size-asian="12pt" style:font-name-complex="Verdana" style:font-size-complex="12pt"/>
    </style:style>
    <style:style style:name="T19_28" style:family="text">
      <style:text-properties style:font-name="Verdana" fo:font-size="12pt" style:font-name-asian="Verdana" style:font-size-asian="12pt" style:font-name-complex="Verdana" style:font-size-complex="12pt"/>
    </style:style>
    <style:style style:name="T19_29" style:family="text">
      <style:text-properties style:font-name="Verdana" fo:font-size="12pt" style:font-name-asian="Verdana" style:font-size-asian="12pt" style:font-name-complex="Verdana" style:font-size-complex="12pt"/>
    </style:style>
    <style:style style:name="T19_30" style:family="text">
      <style:text-properties style:font-name="Verdana" fo:font-size="12pt" style:font-name-asian="Verdana" style:font-size-asian="12pt" style:font-name-complex="Verdana" style:font-size-complex="12pt"/>
    </style:style>
    <style:style style:name="T19_31" style:family="text">
      <style:text-properties style:font-name="Verdana" fo:font-size="12pt" style:font-name-asian="Verdana" style:font-size-asian="12pt" style:font-name-complex="Verdana" style:font-size-complex="12pt"/>
    </style:style>
    <style:style style:name="T19_3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3" style:family="text">
      <style:text-properties style:font-name="Verdana" fo:font-size="12pt" style:font-name-asian="Verdana" style:font-size-asian="12pt" style:font-name-complex="Verdana" style:font-size-complex="12pt"/>
    </style:style>
    <style:style style:name="T19_34" style:family="text">
      <style:text-properties style:font-name="Verdana" fo:font-size="12pt" style:font-name-asian="Verdana" style:font-size-asian="12pt" style:font-name-complex="Verdana" style:font-size-complex="12pt"/>
    </style:style>
    <style:style style:name="T19_35" style:family="text">
      <style:text-properties style:font-name="Verdana" fo:font-size="12pt" style:font-name-asian="Verdana" style:font-size-asian="12pt" style:font-name-complex="Verdana" style:font-size-complex="12pt"/>
    </style:style>
    <style:style style:name="T19_36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3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23-04-12</text:span></text:p>
      <text:p text:style-name="P4"><text:span text:style-name="T4_1">Time</text:span><text:span text:style-name="T4_2">:15.15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Collision</text:span><text:span text:style-name="T9_3"><text:s/></text:span><text:span text:style-name="T9_4">had</text:span><text:span text:style-name="T9_5"><text:s/></text:span><text:span text:style-name="T9_6">deadline</text:span><text:span text:style-name="T9_7"><text:s/></text:span><text:span text:style-name="T9_8">yesterday</text:span><text:span text:style-name="T9_9">.<text:s/></text:span><text:span text:style-name="T9_10">Done</text:span><text:span text:style-name="T9_11">?</text:span></text:p>
      <text:p text:style-name="P10"><text:span text:style-name="T10_1">Gameflow</text:span><text:span text:style-name="T10_2"><text:s/></text:span><text:span text:style-name="T10_3">has</text:span><text:span text:style-name="T10_4"><text:s/></text:span><text:span text:style-name="T10_5">deadline</text:span><text:span text:style-name="T10_6"><text:s/></text:span><text:span text:style-name="T10_7">thursday</text:span><text:span text:style-name="T10_8">.<text:s/></text:span><text:span text:style-name="T10_9">Will</text:span><text:span text:style-name="T10_10"><text:s/></text:span><text:span text:style-name="T10_11">se</text:span><text:span text:style-name="T10_12"><text:s/></text:span><text:span text:style-name="T10_13">make</text:span><text:span text:style-name="T10_14"><text:s/></text:span><text:span text:style-name="T10_15">it</text:span><text:span text:style-name="T10_16">?</text:span></text:p>
      <text:p text:style-name="P11"><text:span text:style-name="T11_1">Documentation</text:span><text:span text:style-name="T11_2"><text:s/></text:span><text:span text:style-name="T11_3">from</text:span><text:span text:style-name="T11_4"><text:s/></text:span><text:span text:style-name="T11_5">last</text:span><text:span text:style-name="T11_6"><text:s/></text:span><text:span text:style-name="T11_7">meeting</text:span></text:p>
      <text:p text:style-name="P12"><text:span text:style-name="T12_1">Reports</text:span><text:span text:style-name="T12_2"><text:s/>(15<text:s/></text:span><text:span text:style-name="T12_3">min</text:span><text:span text:style-name="T12_4">)</text:span></text:p>
      <text:p text:style-name="P13"><text:span text:style-name="T13_1">Details</text:span><text:span text:style-name="T13_2"><text:s/></text:span><text:span text:style-name="T13_3">from</text:span><text:span text:style-name="T13_4"><text:s/></text:span><text:span text:style-name="T13_5">above</text:span><text:span text:style-name="T13_6"><text:s/></text:span><text:span text:style-name="T13_7">branches</text:span><text:span text:style-name="T13_8">.<text:s/></text:span><text:span text:style-name="T13_9">Brief</text:span><text:span text:style-name="T13_10"><text:s/></text:span><text:span text:style-name="T13_11">the</text:span><text:span text:style-name="T13_12"><text:s/></text:span><text:span text:style-name="T13_13">other</text:span><text:span text:style-name="T13_14"><text:s/></text:span><text:span text:style-name="T13_15">group</text:span><text:span text:style-name="T13_16">!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Problems</text:span><text:span text:style-name="T15_2"><text:s/></text:span><text:span text:style-name="T15_3">from</text:span><text:span text:style-name="T15_4"><text:s/></text:span><text:span text:style-name="T15_5">branches</text:span><text:span text:style-name="T15_6">?</text:span></text:p>
      <text:p text:style-name="P16"><text:span text:style-name="T16_1">Does</text:span><text:span text:style-name="T16_2"><text:s/></text:span><text:span text:style-name="T16_3">physics</text:span><text:span text:style-name="T16_4"><text:s/></text:span><text:span text:style-name="T16_5">follow</text:span><text:span text:style-name="T16_6"><text:s/></text:span><text:span text:style-name="T16_7">what</text:span><text:span text:style-name="T16_8"><text:s/></text:span><text:span text:style-name="T16_9">was</text:span><text:span text:style-name="T16_10"><text:s/></text:span><text:span text:style-name="T16_11">said</text:span><text:span text:style-name="T16_12"><text:s/></text:span><text:span text:style-name="T16_13">it</text:span><text:span text:style-name="T16_14"><text:s/></text:span><text:span text:style-name="T16_15">should</text:span><text:span text:style-name="T16_16"><text:s/></text:span><text:span text:style-name="T16_17">last</text:span><text:span text:style-name="T16_18"><text:s/></text:span><text:span text:style-name="T16_19">meeting</text:span><text:span text:style-name="T16_20">?</text:span></text:p>
      <text:p text:style-name="P17"><text:span text:style-name="T17_1">When</text:span><text:span text:style-name="T17_2"><text:s/></text:span><text:span text:style-name="T17_3">do</text:span><text:span text:style-name="T17_4"><text:s/></text:span><text:span text:style-name="T17_5">we</text:span><text:span text:style-name="T17_6"><text:s/></text:span><text:span text:style-name="T17_7">merge</text:span><text:span text:style-name="T17_8">?</text:span></text:p>
      <text:p text:style-name="P18"><text:span text:style-name="T18_1">I</text:span><text:span text:style-name="T18_2"><text:s/></text:span><text:span text:style-name="T18_3">think</text:span><text:span text:style-name="T18_4"><text:s/></text:span><text:span text:style-name="T18_5">branch</text:span><text:span text:style-name="T18_6"><text:s/></text:span><text:span text:style-name="T18_7">splitting</text:span><text:span text:style-name="T18_8"><text:s/></text:span><text:span text:style-name="T18_9">was</text:span><text:span text:style-name="T18_10"><text:s/></text:span><text:span text:style-name="T18_11">nice</text:span><text:span text:style-name="T18_12">.<text:s/></text:span><text:span text:style-name="T18_13">Easier</text:span><text:span text:style-name="T18_14"><text:s/></text:span><text:span text:style-name="T18_15">to</text:span><text:span text:style-name="T18_16"><text:s/></text:span><text:span text:style-name="T18_17">conc</text:span><text:span text:style-name="T18_18"><text:s/></text:span><text:span text:style-name="T18_19">on</text:span><text:span text:style-name="T18_20"><text:s/></text:span><text:span text:style-name="T18_21">given</text:span><text:span text:style-name="T18_22"><text:s/></text:span><text:span text:style-name="T18_23">task</text:span><text:span text:style-name="T18_24">!<text:s/></text:span><text:span text:style-name="T18_25">Comments</text:span><text:span text:style-name="T18_26">?</text:span></text:p>
      <text:p text:style-name="P19"><text:span text:style-name="T19_1">I</text:span><text:span text:style-name="T19_2"><text:s/></text:span><text:span text:style-name="T19_3">think</text:span><text:span text:style-name="T19_4"><text:s/></text:span><text:span text:style-name="T19_5">we</text:span><text:span text:style-name="T19_6"><text:s/></text:span><text:span text:style-name="T19_7">have</text:span><text:span text:style-name="T19_8"><text:s/></text:span><text:span text:style-name="T19_9">Very</text:span><text:span text:style-name="T19_10"><text:s/></text:span><text:span text:style-name="T19_11">much</text:span><text:span text:style-name="T19_12"><text:s/></text:span><text:span text:style-name="T19_13">work</text:span><text:span text:style-name="T19_14"><text:s/></text:span><text:span text:style-name="T19_15">left</text:span><text:span text:style-name="T19_16">,<text:s/></text:span><text:span text:style-name="T19_17">tests</text:span><text:span text:style-name="T19_18"><text:s/></text:span><text:span text:style-name="T19_19">for</text:span><text:span text:style-name="T19_20"><text:s/></text:span><text:span text:style-name="T19_21">example</text:span><text:span text:style-name="T19_22"><text:s/></text:span><text:span text:style-name="T19_23">are</text:span><text:span text:style-name="T19_24"><text:s/></text:span><text:span text:style-name="T19_25">graded</text:span><text:span text:style-name="T19_26">.<text:s/></text:span><text:span text:style-name="T19_27">Is</text:span><text:span text:style-name="T19_28"><text:s/></text:span><text:span text:style-name="T19_29">anyone</text:span><text:span text:style-name="T19_30"><text:s/></text:span><text:span text:style-name="T19_31">not</text:span><text:span text:style-name="T19_32"><text:s/></text:span><text:span text:style-name="T19_33">slightly</text:span><text:span text:style-name="T19_34"><text:s/></text:span><text:span text:style-name="T19_35">stressed</text:span><text:span text:style-name="T19_36">?</text:span></text:p>
      <text:p text:style-name="P20"><text:span text:style-name="T20_1">Roadmap</text:span><text:span text:style-name="T20_2">!</text:span></text:p>
      <text:p text:style-name="P21"><text:span text:style-name="T21_1">Anything</text:span><text:span text:style-name="T21_2"><text:s/></text:span><text:span text:style-name="T21_3">else</text:span><text:span text:style-name="T21_4">?</text:span></text:p>
      <text:p text:style-name="P22"><text:span text:style-name="T22_1">Outcomes</text:span><text:span text:style-name="T22_2"><text:s/></text:span><text:span text:style-name="T22_3">and</text:span><text:span text:style-name="T22_4"><text:s/></text:span><text:span text:style-name="T22_5">assignments</text:span><text:span text:style-name="T22_6"><text:s/>(5<text:s/></text:span><text:span text:style-name="T22_7">min</text:span><text:span text:style-name="T22_8">)</text:span></text:p>
      <text:p text:style-name="P23"><text:span text:style-name="T23_1">See</text:span><text:span text:style-name="T23_2"><text:s/></text:span><text:span text:style-name="T23_3">protocol</text:span><text:span text:style-name="T23_4"><text:s/></text:span></text:p>
      <text:p text:style-name="P24"><text:span text:style-name="T24_1">Wrap</text:span><text:span text:style-name="T24_2"><text:s/></text:span><text:span text:style-name="T24_3">up</text:span></text:p>
      <text:p text:style-name="P25"><text:span text:style-name="T25_1">Next</text:span><text:span text:style-name="T25_2"><text:s/></text:span><text:span text:style-name="T25_3">meeting</text:span><text:span text:style-name="T25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